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style>
    <style:style style:name="P2" style:family="paragraph" style:parent-style-name="Standard" style:list-style-name="L1">
      <style:paragraph-properties>
        <style:tab-stops/>
      </style:paragraph-properties>
    </style:style>
    <style:style style:name="P3" style:family="paragraph" style:parent-style-name="Standard" style:list-style-name="L1">
      <style:paragraph-properties>
        <style:tab-stops/>
      </style:paragraph-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list xml:id="list4664664959143623916" text:style-name="L1">
        <text:list-item>
          <text:p text:style-name="P2">The real elements and the unreal elements of the ballad are equilibrity,. The real elements, for example, are the Wedding, the weather or the destinatioin of the ship (first to the equator, then to the glaces of the polo sud.).</text:p>
          <text:p text:style-name="P2">The unreal elements begins with the glittering eye of the Mariner, that forced the guest to listen. Then in the sotry of the Mariner there are many unreal elements: the Albatross, the curse of the ship, the ghost ship and the spir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46S</meta:editing-duration>
    <meta:editing-cycles>3</meta:editing-cycles>
    <meta:generator>OpenOffice/4.1.3$Win32 OpenOffice.org_project/413m1$Build-9783</meta:generator>
    <dc:date>2017-10-15T17:44:47.91</dc:date>
    <meta:document-statistic meta:table-count="0" meta:image-count="0" meta:object-count="0" meta:page-count="1" meta:paragraph-count="2" meta:word-count="83" meta:character-count="463"/>
    <dc:creator>Cristian Borelli</dc:creator>
    <meta:user-defined meta:name="Info 1"/>
    <meta:user-defined meta:name="Info 2"/>
    <meta:user-defined meta:name="Info 3"/>
    <meta:user-defined meta:name="Info 4"/>
  </office:meta>
</office:document-meta>
</file>